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89e96" officeooo:paragraph-rsid="00189e96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or each of the following situations, decide if you would model using a regression or classification model. Discuss your reasoning with your mentor next time you meet.</text:p>
      <text:list xml:id="list1197290959" text:style-name="L1">
        <text:list-item>
          <text:p text:style-name="P3">The amount a person will spend on a given site in the next 24 months. </text:p>
        </text:list-item>
      </text:list>
      <text:p text:style-name="P2"/>
      <text:p text:style-name="P4">Regression</text:p>
      <text:p text:style-name="P2"/>
      <text:list xml:id="list130639621824250" text:continue-numbering="true" text:style-name="L1">
        <text:list-item>
          <text:p text:style-name="P3">What color car someone is going to buy. </text:p>
        </text:list-item>
      </text:list>
      <text:p text:style-name="P2"/>
      <text:p text:style-name="P4">Classification</text:p>
      <text:p text:style-name="P4"/>
      <text:list xml:id="list130641486116845" text:continue-numbering="true" text:style-name="L1">
        <text:list-item>
          <text:p text:style-name="P3">How many children a family will have. </text:p>
        </text:list-item>
      </text:list>
      <text:p text:style-name="P2"/>
      <text:p text:style-name="P4">Classification</text:p>
      <text:p text:style-name="P4"/>
      <text:list xml:id="list130640749006974" text:continue-numbering="true" text:style-name="L1">
        <text:list-item>
          <text:p text:style-name="P3">If someone will sign up for a service. </text:p>
        </text:list-item>
      </text:list>
      <text:p text:style-name="P2"/>
      <text:p text:style-name="P4">Classification</text:p>
      <text:p text:style-name="P4"/>
      <text:list xml:id="list130640879625979" text:continue-numbering="true" text:style-name="L1">
        <text:list-item>
          <text:p text:style-name="P3">The number of times someone will get sick in a year. </text:p>
        </text:list-item>
      </text:list>
      <text:p text:style-name="P2"/>
      <text:p text:style-name="P4">Regression</text:p>
      <text:p text:style-name="P4"/>
      <text:list xml:id="list130639957309930" text:continue-numbering="true" text:style-name="L1">
        <text:list-item>
          <text:p text:style-name="P3">The probability someone will get sick in the next month. </text:p>
        </text:list-item>
      </text:list>
      <text:p text:style-name="P2"/>
      <text:p text:style-name="P4">Classification</text:p>
      <text:p text:style-name="P4"/>
      <text:list xml:id="list130640726335675" text:continue-numbering="true" text:style-name="L1">
        <text:list-item>
          <text:p text:style-name="P1">Which medicine will work best for a given patient. </text:p>
        </text:list-item>
      </text:list>
      <text:p text:style-name="P4">Classific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3:04:32.430748904</meta:creation-date>
    <dc:date>2018-09-13T13:06:39.142118902</dc:date>
    <meta:editing-duration>PT2M8S</meta:editing-duration>
    <meta:editing-cycles>1</meta:editing-cycles>
    <meta:document-statistic meta:table-count="0" meta:image-count="0" meta:object-count="0" meta:page-count="1" meta:paragraph-count="15" meta:word-count="109" meta:character-count="619" meta:non-whitespace-character-count="525"/>
    <meta:generator>LibreOffice/6.0.3.2$Linux_X86_64 LibreOffice_project/00m0$Build-2</meta:generator>
  </office:meta>
</office:document-meta>
</file>